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69985" officeooo:paragraph-rsid="00169985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69985" officeooo:paragraph-rsid="00169985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style:font-name="Poppins" fo:font-size="12pt" fo:font-weight="normal" officeooo:rsid="00169985" officeooo:paragraph-rsid="0016998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15%" fo:text-align="start" style:justify-single-word="false"/>
      <style:text-properties style:font-name="Poppins" fo:font-size="12pt" fo:font-weight="normal" officeooo:rsid="00182b1b" officeooo:paragraph-rsid="00182b1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15%" fo:text-align="start" style:justify-single-word="false"/>
      <style:text-properties style:font-name="Poppins" fo:font-size="12pt" fo:font-weight="normal" officeooo:rsid="00182b1b" officeooo:paragraph-rsid="001ce07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15%" fo:text-align="start" style:justify-single-word="false"/>
      <style:text-properties style:font-name="Poppins" fo:font-size="12pt" fo:font-weight="normal" officeooo:rsid="001b8b11" officeooo:paragraph-rsid="001b8b1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style:font-name="Poppins" fo:font-size="12pt" fo:font-weight="normal" officeooo:rsid="001ce074" officeooo:paragraph-rsid="001ce07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style:font-name="Poppins" fo:font-size="12pt" fo:font-weight="normal" officeooo:rsid="001ce074" officeooo:paragraph-rsid="0026836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style:font-name="Poppins" fo:font-size="12pt" fo:font-weight="normal" officeooo:rsid="001d614a" officeooo:paragraph-rsid="001d614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style:font-name="Poppins" fo:font-size="12pt" fo:font-weight="normal" officeooo:rsid="001d614a" officeooo:paragraph-rsid="001e297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style:font-name="Poppins" fo:font-size="12pt" fo:font-weight="normal" officeooo:rsid="001d614a" officeooo:paragraph-rsid="0024462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style:font-name="Poppins" fo:font-size="12pt" fo:font-weight="normal" officeooo:rsid="001e2973" officeooo:paragraph-rsid="001e297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style:font-name="Poppins" fo:font-size="12pt" fo:font-weight="normal" officeooo:rsid="001ee6ff" officeooo:paragraph-rsid="001ee6f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style:font-name="Poppins" fo:font-size="12pt" fo:font-weight="normal" officeooo:rsid="001fe621" officeooo:paragraph-rsid="001fe62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style:font-name="Poppins" fo:font-size="12pt" fo:font-weight="normal" officeooo:rsid="002127ee" officeooo:paragraph-rsid="002127e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style:font-name="Poppins" fo:font-size="12pt" fo:font-weight="normal" officeooo:rsid="002283d3" officeooo:paragraph-rsid="002283d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15%" fo:text-align="start" style:justify-single-word="false"/>
      <style:text-properties style:font-name="Poppins" fo:font-size="12pt" fo:font-weight="normal" officeooo:rsid="00240447" officeooo:paragraph-rsid="0024044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style:font-name="Poppins" fo:font-size="12pt" fo:font-weight="normal" officeooo:rsid="00244623" officeooo:paragraph-rsid="0024462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line-height="115%" fo:text-align="start" style:justify-single-word="false"/>
      <style:text-properties style:font-name="Poppins" fo:font-size="12pt" fo:font-weight="normal" officeooo:rsid="0026393e" officeooo:paragraph-rsid="0026393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15%" fo:text-align="start" style:justify-single-word="false"/>
      <style:text-properties style:font-name="Poppins" fo:font-size="12pt" fo:font-weight="normal" officeooo:rsid="0026836e" officeooo:paragraph-rsid="0026836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style:font-name="Poppins" fo:font-size="12pt" fo:font-weight="normal" officeooo:rsid="0026cd50" officeooo:paragraph-rsid="0026cd50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style:font-name="Poppins" fo:font-size="12pt" fo:font-weight="bold" officeooo:rsid="0026393e" officeooo:paragraph-rsid="0026393e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line-height="115%" fo:text-align="start" style:justify-single-word="false"/>
      <style:text-properties style:font-name="Poppins" fo:font-size="12pt" fo:font-weight="bold" officeooo:rsid="0026836e" officeooo:paragraph-rsid="0026836e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line-height="115%" fo:text-align="start" style:justify-single-word="false"/>
      <style:text-properties style:font-name="Poppins" fo:font-size="12pt" fo:font-weight="bold" officeooo:rsid="002127ee" officeooo:paragraph-rsid="002127ee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line-height="115%" fo:text-align="start" style:justify-single-word="false"/>
      <style:text-properties style:font-name="Poppins" fo:font-size="12pt" fo:font-weight="normal" officeooo:rsid="00244623" officeooo:paragraph-rsid="00244623" style:font-size-asian="10.5pt" style:font-weight-asian="normal" style:font-size-complex="12pt" style:font-weight-complex="normal"/>
    </style:style>
    <style:style style:name="T1" style:family="text">
      <style:text-properties officeooo:rsid="001b8b11"/>
    </style:style>
    <style:style style:name="T2" style:family="text">
      <style:text-properties officeooo:rsid="001ce074"/>
    </style:style>
    <style:style style:name="T3" style:family="text">
      <style:text-properties officeooo:rsid="001e2973"/>
    </style:style>
    <style:style style:name="T4" style:family="text">
      <style:text-properties officeooo:rsid="001ee6ff"/>
    </style:style>
    <style:style style:name="T5" style:family="text">
      <style:text-properties officeooo:rsid="00240447"/>
    </style:style>
    <style:style style:name="T6" style:family="text">
      <style:text-properties officeooo:rsid="0026393e"/>
    </style:style>
    <style:style style:name="T7" style:family="text">
      <style:text-properties officeooo:rsid="0026836e"/>
    </style:style>
    <style:style style:name="T8" style:family="text">
      <style:text-properties officeooo:rsid="002aa9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e Java Interview Question for Freshers</text:p>
      <text:p text:style-name="P2"/>
      <text:p text:style-name="P3">1. What is java?</text:p>
      <text:p text:style-name="P12">How is a java program executed?</text:p>
      <text:p text:style-name="P12">What are the various access specifiers in java?</text:p>
      <text:p text:style-name="P13">What is JDK, JRE and JVM.</text:p>
      <text:p text:style-name="P12">What is JIT Compiler?</text:p>
      <text:p text:style-name="P4">What is Object?</text:p>
      <text:p text:style-name="P4">What is Class?</text:p>
      <text:p text:style-name="P4">What is the connection between Object and <text:span text:style-name="T2">class?</text:span></text:p>
      <text:p text:style-name="P4">What is method <text:span text:style-name="T3">in java</text:span>?</text:p>
      <text:p text:style-name="P12">What is main method in java?</text:p>
      <text:p text:style-name="P13">What is a static method?</text:p>
      <text:p text:style-name="P4">What is block?</text:p>
      <text:p text:style-name="P4">What is variable?</text:p>
      <text:p text:style-name="P4">What is static variable?</text:p>
      <text:p text:style-name="P4">What is non-static variable?</text:p>
      <text:p text:style-name="P4"><text:span text:style-name="T1">W</text:span>hat is global variable (Fields)?</text:p>
      <text:p text:style-name="P4">What is the purpose of void?</text:p>
      <text:p text:style-name="P4">‘return' keyword usage</text:p>
      <text:p text:style-name="P4">Can we return more than one value at a ti<text:span text:style-name="T1">me?</text:span></text:p>
      <text:p text:style-name="P4">Explain me 'public static void main (String[<text:span text:style-name="T1">] args)’.</text:span></text:p>
      <text:p text:style-name="P13">What is (String[] args) that always appeared on the java main() method?</text:p>
      <text:p text:style-name="P13">Can we overload the main() method?</text:p>
      <text:p text:style-name="P13">Can we override the main() method?</text:p>
      <text:p text:style-name="P4">What is Constructo<text:span text:style-name="T4">r and it types.</text:span></text:p>
      <text:p text:style-name="P4">What is Default Constructor?</text:p>
      <text:p text:style-name="P4">What is parameterized Constructor?</text:p>
      <text:p text:style-name="P4">How can we call Constructor explicitly?</text:p>
      <text:p text:style-name="P4">What is the use of 'this' keyword?</text:p>
      <text:p text:style-name="P4">What is the use of 'super" keyword?</text:p>
      <text:p text:style-name="P6">What is the purpose of this()?</text:p>
      <text:p text:style-name="P6">What is the purpose of super()?</text:p>
      <text:p text:style-name="P6"><text:soft-page-break/>Can we call one constructor from another constructor?</text:p>
      <text:p text:style-name="P4">Rules for Constructor</text:p>
      <text:p text:style-name="P15">What is copy constructor?</text:p>
      <text:p text:style-name="P15">Can we passing as object is a parameter?</text:p>
      <text:p text:style-name="P14">What is OOPs?</text:p>
      <text:p text:style-name="P14">What are the main principles of Oops.</text:p>
      <text:p text:style-name="P4">What is Inheritance?</text:p>
      <text:p text:style-name="P4">What does extends keyword do?</text:p>
      <text:p text:style-name="P5">Can we extend final class?</text:p>
      <text:p text:style-name="P14">What is a final variable?</text:p>
      <text:p text:style-name="P5">Can we extend Interface?</text:p>
      <text:p text:style-name="P4">What is Single Inheritance?</text:p>
      <text:p text:style-name="P4">What is Multilevel Inheritance?</text:p>
      <text:p text:style-name="P4">What is Hierarchical Inheritance?</text:p>
      <text:p text:style-name="P13">What is sub class and super class</text:p>
      <text:p text:style-name="P12">Why java is independent platform?</text:p>
      <text:p text:style-name="P12"><text:span text:style-name="T5">Is java purely OOPs</text:span>?</text:p>
      <text:p text:style-name="P4">Does Java support Multiple Inheritance?</text:p>
      <text:p text:style-name="P5">What is Hybrid Inheritance?</text:p>
      <text:p text:style-name="P14">How is inheritance implemented in a java program.</text:p>
      <text:p text:style-name="P5">Can we extend more than one class in Ja<text:span text:style-name="T2">va? Explain.</text:span></text:p>
      <text:p text:style-name="P4">What is Diamond <text:span text:style-name="T2">Problem?</text:span></text:p>
      <text:p text:style-name="P7">What is polymorphism?</text:p>
      <text:p text:style-name="P7">What is compile time polymorphism?</text:p>
      <text:p text:style-name="P7">What is Runtime Polymorphism?</text:p>
      <text:p text:style-name="P7">What are the other technical names of Polymorphism types.</text:p>
      <text:p text:style-name="P7">What is Method Overriding? What is the significance of Covariant return datatype in Method Overriding?</text:p>
      <text:p text:style-name="P7">What is Inner Class?</text:p>
      <text:p text:style-name="P14">What is functional interface?</text:p>
      <text:p text:style-name="P7">Can we create Interface inside another Interface?</text:p>
      <text:p text:style-name="P7">Can we override a final method?</text:p>
      <text:p text:style-name="P7"><text:soft-page-break/>What is the connection between Method Overriding Encapsulation?</text:p>
      <text:p text:style-name="P7">What is Encapsulation?</text:p>
      <text:p text:style-name="P7">What is the difference between default and</text:p>
      <text:p text:style-name="P7">Can we have private class? Explain</text:p>
      <text:p text:style-name="P7">Can we overload main method in a class?</text:p>
      <text:p text:style-name="P7">Can we have private Constructor? Explain.</text:p>
      <text:p text:style-name="P7">Can we have static Constructor? Explain.</text:p>
      <text:p text:style-name="P7">What is constructor overloading? Explain</text:p>
      <text:p text:style-name="P9">Can we add access modifiers for local variables?</text:p>
      <text:p text:style-name="P9">What is Abstraction?</text:p>
      <text:p text:style-name="P9">What is the difference between 100% abstract class and Interface?</text:p>
      <text:p text:style-name="P9">What is Interface?</text:p>
      <text:p text:style-name="P9">Can we have object for Interface?</text:p>
      <text:p text:style-name="P9">Can we have Constructor for Interface?</text:p>
      <text:p text:style-name="P9">Can we reassign variables present in an Interface?</text:p>
      <text:p text:style-name="P9">What is Functional Interface?</text:p>
      <text:p text:style-name="P9">What is Dynamic Binding? Explain.</text:p>
      <text:p text:style-name="P9">Why do we need getter, setter methods? Explain</text:p>
      <text:p text:style-name="P14">What is a package in java?</text:p>
      <text:p text:style-name="P14">What are the different types of packages?</text:p>
      <text:p text:style-name="P9">Predefined Java Packages - at least 5.</text:p>
      <text:p text:style-name="P9">Predefined Java classes - at least 5.</text:p>
      <text:p text:style-name="P9">Explain System.out.println();</text:p>
      <text:p text:style-name="P9">Explain <text:s/>the java.lang package</text:p>
      <text:p text:style-name="P9">What is object class in java?</text:p>
      <text:p text:style-name="P9">What is hashCode. </text:p>
      <text:p text:style-name="P9">What is identifiers?</text:p>
      <text:p text:style-name="P9">Can we override hashCode()? Explain</text:p>
      <text:p text:style-name="P9">How do we compare two objects?</text:p>
      <text:p text:style-name="P9">What is the significance of toString() method?</text:p>
      <text:p text:style-name="P9">String is Immutable. Explain</text:p>
      <text:p text:style-name="P15">What is recursion and recursive approach.</text:p>
      <text:p text:style-name="P15"><text:soft-page-break/>What is the purpose of break keyword?</text:p>
      <text:p text:style-name="P9">What is Array?</text:p>
      <text:p text:style-name="P9">Does java support ‘n’ Dimensional Array?</text:p>
      <text:p text:style-name="P9">What are the types of array?</text:p>
      <text:p text:style-name="P9">Why use arrays in java?</text:p>
      <text:p text:style-name="P9">How to use the array in java?</text:p>
      <text:p text:style-name="P21">What is wrapper class?</text:p>
      <text:p text:style-name="P21">What is autoboxing?</text:p>
      <text:p text:style-name="P21">What is unboxing?</text:p>
      <text:p text:style-name="P12">Features of java</text:p>
      <text:p text:style-name="P12">OOPs Features</text:p>
      <text:p text:style-name="P12">Java 8 Features or Latest Java version features</text:p>
      <text:p text:style-name="P12">What is lambda Expression</text:p>
      <text:p text:style-name="P10"/>
      <text:p text:style-name="P9">List of java keyword- at least 5.</text:p>
      <text:p text:style-name="P9">-import </text:p>
      <text:p text:style-name="P9">-package</text:p>
      <text:p text:style-name="P9">-<text:span text:style-name="T3">Eclipse Shortcuts on keyboard</text:span></text:p>
      <text:p text:style-name="P9">-<text:span text:style-name="T3">git commands</text:span></text:p>
      <text:p text:style-name="P9">-<text:span text:style-name="T3">java features</text:span></text:p>
      <text:p text:style-name="P9"/>
      <text:p text:style-name="P7">What is the difference between:</text:p>
      <text:p text:style-name="P12">JDK vs JRE vs JVM</text:p>
      <text:p text:style-name="P13">Constructor vs Method</text:p>
      <text:p text:style-name="P17">Object vs class</text:p>
      <text:p text:style-name="P17">Object vs Variable</text:p>
      <text:p text:style-name="P17">Default Constructor and single arguments constructor</text:p>
      <text:p text:style-name="P17">static and non-static</text:p>
      <text:p text:style-name="P17">Local variable vs global variable (fields)</text:p>
      <text:p text:style-name="P17">constant and variable</text:p>
      <text:p text:style-name="P7">Method Overloading Vs Method Overriding</text:p>
      <text:p text:style-name="P17">this vs super vs final</text:p>
      <text:p text:style-name="P18"><text:soft-page-break/>this() vs super()</text:p>
      <text:p text:style-name="P9">Public vs default</text:p>
      <text:p text:style-name="P9">protected vs public</text:p>
      <text:p text:style-name="P20">innerclass vs subclass</text:p>
      <text:p text:style-name="P9">private vs public</text:p>
      <text:p text:style-name="P18">extends vs implements</text:p>
      <text:p text:style-name="P18">class vs interface</text:p>
      <text:p text:style-name="P11">abstract vs interface</text:p>
      <text:p text:style-name="P11"><text:s/><text:span text:style-name="T7">IS-A vs Has-A relationship</text:span></text:p>
      <text:p text:style-name="P9">final vs abstract</text:p>
      <text:p text:style-name="P9">static vs final</text:p>
      <text:p text:style-name="P9">do while vs while vs for loop</text:p>
      <text:p text:style-name="P9">for vs for each loop</text:p>
      <text:p text:style-name="P9">identifiers vs <text:span text:style-name="T8">variables</text:span></text:p>
      <text:p text:style-name="P20">= vs ==</text:p>
      <text:p text:style-name="P9">== vs equal(<text:span text:style-name="T5">)</text:span></text:p>
      <text:p text:style-name="P18">String vs StringBuffer</text:p>
      <text:p text:style-name="P18">StringBuffer vs StringBuilder</text:p>
      <text:p text:style-name="P18">cat<text:span text:style-name="T6">ch vs finally</text:span></text:p>
      <text:p text:style-name="P19">throw vs throws</text:p>
      <text:p text:style-name="P19">final vs finally</text:p>
      <text:p text:style-name="P19">checked vs uncheaked</text:p>
      <text:p text:style-name="P19">error vs exception</text:p>
      <text:p text:style-name="P21">autobox vs unbox</text:p>
      <text:p text:style-name="P21">wrapper vs concrete class</text:p>
      <text:p text:style-name="P22">Collection</text:p>
      <text:p text:style-name="P19">list vs set </text:p>
      <text:p text:style-name="P19">Map (differ for others)</text:p>
      <text:p text:style-name="P19">ArrayList vs LinkedList</text:p>
      <text:p text:style-name="P19">HashSet vs LinkedHashSet</text:p>
      <text:p text:style-name="P19">LinkedHashSet vs TreeSet</text:p>
      <text:p text:style-name="P19">HashMap vs LinkedHashMap</text:p>
      <text:p text:style-name="P19"><text:soft-page-break/>LinkedHashMap vs TreeMap</text:p>
      <text:p text:style-name="P20">hashtable vs hashmap</text:p>
      <text:p text:style-name="P19">Comparable(interface) vs comparator</text:p>
      <text:p text:style-name="P19">start() and run</text:p>
      <text:p text:style-name="P19">static block vs non static block</text:p>
      <text:p text:style-name="P19">block vs method</text:p>
      <text:p text:style-name="P19">array vs arraylist</text:p>
      <text:p text:style-name="P19">hashcode(), equals(), toString()</text:p>
      <text:p text:style-name="P22">MultiThreading</text:p>
      <text:p text:style-name="P19">runnable vs running</text:p>
      <text:p text:style-name="P19">join() vs yield()</text:p>
      <text:p text:style-name="P19">join() vs sleep</text:p>
      <text:p text:style-name="P20">Multiprocessing vs Multithreading</text:p>
      <text:p text:style-name="P20"/>
      <text:p text:style-name="P23">file io</text:p>
      <text:p text:style-name="P20">FileWriter vs BufferedWritter</text:p>
      <text:p text:style-name="P20">FileReader vs BufferedReader</text:p>
      <text:p text:style-name="P8"/>
      <text:p text:style-name="P7"/>
      <text:p text:style-name="P24">Data Structures</text:p>
      <text:p text:style-name="P15">1. What is data structure and its types.</text:p>
      <text:p text:style-name="P15">2.What is a stack?</text:p>
      <text:p text:style-name="P15">What is a stack memory?</text:p>
      <text:p text:style-name="P15">What is a heap and heap memory?</text:p>
      <text:p text:style-name="P15">What is linked list</text:p>
      <text:p text:style-name="P15">Advantage of Linked list</text:p>
      <text:p text:style-name="P15">What is binary trees</text:p>
      <text:p text:style-name="P15">What is linear search?</text:p>
      <text:p text:style-name="P15">What is binary search?</text:p>
      <text:p text:style-name="P15">What is searching and sorting?</text:p>
      <text:p text:style-name="P15">What is queue?</text:p>
      <text:p text:style-name="P15">What is recursive algorithm?</text:p>
      <text:p text:style-name="P16"><text:soft-page-break/>What is bubble sort?</text:p>
      <text:p text:style-name="P16">What is merge sort?</text:p>
      <text:p text:style-name="P16">Advantage of Heap over Stack</text:p>
      <text:p text:style-name="P16">What is an array?</text:p>
      <text:p text:style-name="P16">What are the types of array and it explain.</text:p>
      <text:p text:style-name="P16">What are the advantages of linked list over array?</text:p>
      <text:p text:style-name="P16">What are the application of linked list.</text:p>
      <text:p text:style-name="P16">What are the basic operations performed on a stack?</text:p>
      <text:p text:style-name="P16">What are the basic operations of a queue?</text:p>
      <text:p text:style-name="P16">What is a tree data structure?</text:p>
      <text:p text:style-name="P16">Define the basic terminology in tree data structure?</text:p>
      <text:p text:style-name="P16">What is binary trees?</text:p>
      <text:p text:style-name="P16">What are tree traversals and it types.</text:p>
      <text:p text:style-name="P16">What is a binary search tree?</text:p>
      <text:p text:style-name="P16">What is full binary tree and complete binary tree?</text:p>
      <text:p text:style-name="P16">What is B-Tree?</text:p>
      <text:p text:style-name="P16">What is a graph data structure?</text:p>
      <text:p text:style-name="P16"/>
      <text:p text:style-name="P16"/>
      <text:p text:style-name="P16"/>
      <text:p text:style-name="P15"/>
      <text:p text:style-name="P15">Difference between:</text:p>
      <text:p text:style-name="P16">Stack vs Heap</text:p>
      <text:p text:style-name="P15">Stack vs Queue</text:p>
      <text:p text:style-name="P15">Linear vs Binary Search</text:p>
      <text:p text:style-name="P15">singly linked list vs Doubly linked list</text:p>
      <text:p text:style-name="P17">directed and indirected graph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09:56:26.044214476</meta:creation-date>
    <dc:date>2022-11-29T22:43:48.349459854</dc:date>
    <meta:editing-duration>PT3H22M1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7" meta:paragraph-count="209" meta:word-count="999" meta:character-count="5928" meta:non-whitespace-character-count="5133"/>
  </office:meta>
</office:document-meta>
</file>